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style="normal" style:text-underline-style="none" fo:font-weight="bold" officeooo:rsid="001fa20b" officeooo:paragraph-rsid="001fa20b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fo:color="#000000" style:font-name="Times New Roman" fo:font-size="12pt" fo:font-style="normal" style:text-underline-style="none" fo:font-weight="normal" officeooo:rsid="000db743" officeooo:paragraph-rsid="001fa20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93ec3" officeooo:paragraph-rsid="001ed4d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1fa20b" officeooo:paragraph-rsid="001fa20b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font-style="normal" style:text-underline-style="none" fo:font-weight="normal" officeooo:rsid="001d1eb2" officeooo:paragraph-rsid="001fa20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0ede4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style:text-underline-style="none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style:text-underline-style="none" fo:font-weight="bold" officeooo:rsid="0020ede4" officeooo:paragraph-rsid="0020ede4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2pt" fo:font-style="normal" style:text-underline-style="none" fo:font-weight="normal" officeooo:rsid="0020ede4" officeooo:paragraph-rsid="0020ede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font-name="Times New Roman" fo:font-size="12pt" fo:font-style="normal" style:text-underline-style="none" fo:font-weight="normal" officeooo:rsid="0020ede4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ção</text:p>
      <text:p text:style-name="P3">Durante o desenvolvimento de sites e sistemas web em geral, é comum a necessidade de consumir recursos do servidor sem que a página precise ser carregada novamente. Para atender esse tipo de situação, podemos utilizar o conceito de Ajax, definido, em poucas palavras, como um conjunto de técnicas que utilizam JavaScript para carregar informações de forma assíncrona.</text:p>
      <text:p text:style-name="P7">Ao realizar chamadas assíncronas, o fluxo do código não é interrompido até que a resposta seja obtida. Ao invés disso, após realizar a requisição, a resposta é obtida em um momento posterior, de forma independente, e tratada por meio de uma função (chamada função de callback).[1]</text:p>
      <text:p text:style-name="P7"/>
      <text:p text:style-name="P8">O que é AJAX?</text:p>
      <text:p text:style-name="P9">É a função que mais oferece funcionalidades e devido a isso exige um pouco mais de estudo para ser compreendida. E todas as funções mais específicas que serão apresentadas adiante utilizam esta função para iniciar as requisições.</text:p>
      <text:p text:style-name="P10"><text:span text:style-name="T1">Para haver a requisição, você precisa informar um seletor que vai dar início à execução, o endereço do arquivo que contém os dados que serão retornados, o tipo de dado retornado e o que será feito com ele.</text:span></text:p>
      <text:p text:style-name="P2"/>
      <text:p text:style-name="P1">Referência:</text:p>
      <text:p text:style-name="P5">[1] <text:a xlink:type="simple" xlink:href="http://www.linhadecodigo.com.br/artigo/1711/java-acesso-a-dados-usando-jdbc.aspx" text:style-name="Internet_20_link" text:visited-style-name="Visited_20_Internet_20_Link">http://www.linhadecodigo.com.br/artigo/1711/java-acesso-a-dados-usando-jdbc.aspx</text:a>;</text:p>
      <text:p text:style-name="P6"><text:span text:style-name="T3">[2] </text:span><text:a xlink:type="simple" xlink:href="http://www.webmaster.pt/requisicoes-ajax-jquery-2216.html" text:style-name="Internet_20_link" text:visited-style-name="Visited_20_Internet_20_Link"><text:span text:style-name="T1">http://</text:span></text:a><text:a xlink:type="simple" xlink:href="http://www.webmaster.pt/requisicoes-ajax-jquery-2216.html" text:style-name="Internet_20_link" text:visited-style-name="Visited_20_Internet_20_Link"><text:span text:style-name="T2">www</text:span></text:a><text:a xlink:type="simple" xlink:href="http://www.webmaster.pt/requisicoes-ajax-jquery-2216.html" text:style-name="Internet_20_link" text:visited-style-name="Visited_20_Internet_20_Link"><text:span text:style-name="T1">.</text:span></text:a><text:a xlink:type="simple" xlink:href="http://www.webmaster.pt/requisicoes-ajax-jquery-2216.html" text:style-name="Internet_20_link" text:visited-style-name="Visited_20_Internet_20_Link"><text:span text:style-name="T2">webmaster</text:span></text:a><text:a xlink:type="simple" xlink:href="http://www.webmaster.pt/requisicoes-ajax-jquery-2216.html" text:style-name="Internet_20_link" text:visited-style-name="Visited_20_Internet_20_Link"><text:span text:style-name="T1">.pt/</text:span></text:a><text:a xlink:type="simple" xlink:href="http://www.webmaster.pt/requisicoes-ajax-jquery-2216.html" text:style-name="Internet_20_link" text:visited-style-name="Visited_20_Internet_20_Link"><text:span text:style-name="T2">requisicoes</text:span></text:a><text:a xlink:type="simple" xlink:href="http://www.webmaster.pt/requisicoes-ajax-jquery-2216.html" text:style-name="Internet_20_link" text:visited-style-name="Visited_20_Internet_20_Link"><text:span text:style-name="T1">-</text:span></text:a><text:a xlink:type="simple" xlink:href="http://www.webmaster.pt/requisicoes-ajax-jquery-2216.html" text:style-name="Internet_20_link" text:visited-style-name="Visited_20_Internet_20_Link"><text:span text:style-name="T2">ajax</text:span></text:a><text:a xlink:type="simple" xlink:href="http://www.webmaster.pt/requisicoes-ajax-jquery-2216.html" text:style-name="Internet_20_link" text:visited-style-name="Visited_20_Internet_20_Link"><text:span text:style-name="T1">-</text:span></text:a><text:a xlink:type="simple" xlink:href="http://www.webmaster.pt/requisicoes-ajax-jquery-2216.html" text:style-name="Internet_20_link" text:visited-style-name="Visited_20_Internet_20_Link"><text:span text:style-name="T2">jquery</text:span></text:a><text:a xlink:type="simple" xlink:href="http://www.webmaster.pt/requisicoes-ajax-jquery-2216.html" text:style-name="Internet_20_link" text:visited-style-name="Visited_20_Internet_20_Link"><text:span text:style-name="T1">-2216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1:56:55.823000000</meta:creation-date>
    <dc:date>2017-11-06T18:02:44.626000000</dc:date>
    <meta:editing-duration>PT1H3M30S</meta:editing-duration>
    <meta:editing-cycles>15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9" meta:word-count="188" meta:character-count="1261" meta:non-whitespace-character-count="1082"/>
  </office:meta>
</office:document-meta>
</file>